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,Italic" svg:font-family="'Times New Roman,Italic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name="Times New Roman,Italic" style:font-name-asian="Times New Roman,Italic" style:font-name-complex="Times New Roman,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bin Charpentier</text:p>
      <text:p text:style-name="P1"/>
      <text:p text:style-name="P2">Lab 4 Report </text:p>
      <text:p text:style-name="P2"/>
      <text:p text:style-name="P3">Report the difference in your results for 1jfm using Pfam_fs and Pfam_ls:</text:p>
      <text:p text:style-name="P4"/>
      <text:p text:style-name="P3">Briefly summarize the advantages and disadvantages of HMMER <text:span text:style-name="T1">vs. </text:span>BLAST:</text:p>
      <text:p text:style-name="P4">HMMER's HMM contains information about position specific gap penalties, make the process much more intelligent than BLAST, whose alignments depend largely on a user inputted gap penalty. They are similar in the amount of time needed to search. An advantage of BLAST is the nice user interface and sequence visualizations; all of HMMER's output was in plain text. Another disadvantage of HMMER is that it requires prebuilt libraries of protein families whose contents are decided by an expert. <text:s/>Consequently, HMMER results can mirror expert preconception rather than computationally driven conclusion. 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,Italic" svg:font-family="'Times New Roman,Italic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bin Charpentier</meta:initial-creator>
    <meta:creation-date>2012-09-27T15:23:04</meta:creation-date>
    <dc:date>2012-09-27T15:52:17</dc:date>
    <dc:creator>Corbin Charpentier</dc:creator>
    <meta:editing-duration>PT13M5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117" meta:character-count="775" meta:non-whitespace-character-count="660"/>
  </office:meta>
</office:document-meta>
</file>